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a1aa6" style:font-name="monospace" fo:font-size="14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4pt" fo:letter-spacing="normal" fo:font-style="normal" fo:font-weight="normal" officeooo:paragraph-rsid="0010059b"/>
    </style:style>
    <style:style style:name="T1" style:family="text">
      <style:text-properties officeooo:rsid="001005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/api/v1.0/form/<text:span text:style-name="T1">[table alias]</text:span>/<text:span text:style-name="T1">[Recordid]</text:span></text:p>
      <text:p text:style-name="P2"/>
      <text:p text:style-name="Standard">?redirect=…<text:span text:style-name="T1">.$$id$$</text:span></text:p>
      <text:p text:style-name="Standard"/>
      <text:p text:style-name="P1">/api/v1.0/form/dummy/143?redirect=/ui/v1.0/data/dummy/$$id$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5T19:21:41.646621423</meta:creation-date>
    <dc:date>2021-09-25T19:23:00.049001263</dc:date>
    <meta:editing-duration>PT1M20S</meta:editing-duration>
    <meta:editing-cycles>1</meta:editing-cycles>
    <meta:document-statistic meta:table-count="0" meta:image-count="0" meta:object-count="0" meta:page-count="1" meta:paragraph-count="3" meta:word-count="4" meta:character-count="117" meta:non-whitespace-character-count="116"/>
    <meta:generator>LibreOffice/6.1.5.2$Linux_X86_64 LibreOffice_project/10$Build-2</meta:generator>
  </office:meta>
</office:document-meta>
</file>